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4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 style:data-style-name="N1">
      <style:text-properties fo:font-size="12pt" style:font-size-asian="12pt" style:font-size-complex="12pt"/>
    </style:style>
    <style:style style:name="ce9" style:family="table-cell" style:parent-style-name="Default" style:data-style-name="N1">
      <style:table-cell-properties fo:background-color="#3deb3d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2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3" office:value-type="float" office:value="79.99999997828" calcext:value-type="float">
            <text:p>79.99999997828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3" office:value-type="float" office:value="0.000000000430304133422935" calcext:value-type="float">
            <text:p>4.30304133422935E-01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3" office:value-type="float" office:value="74.9999999995329" calcext:value-type="float">
            <text:p>74.9999999995329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float" office:value="11.0000000205086" calcext:value-type="float">
            <text:p>11.00000002050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59.9999999998916" calcext:value-type="float">
            <text:p>59.9999999998916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3" office:value-type="float" office:value="26.0000000176445" calcext:value-type="float">
            <text:p>26.000000017644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3.999998377" calcext:value-type="float">
            <text:p/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table:style-name="ce8"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9" table:formula="of:=[.E5]+[.E6]+[.E7]+[.E8]" office:value-type="float" office:value="165.999999998752" calcext:value-type="float">
            <text:p/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9" table:formula="of:=[.E5]+[.E6]+[.E9]+[.E10]" office:value-type="float" office:value="165.999999996246" calcext:value-type="float">
            <text:p/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10" office:value-type="string" calcext:value-type="string">
            <text:p>Seats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10" office:value-type="string" calcext:value-type="string">
            <text:p>Seats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11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16:29:38.9433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4-05-12T18:20:51.966870000</dc:date>
    <meta:editing-duration>PT21H37M7S</meta:editing-duration>
    <meta:editing-cycles>8</meta:editing-cycles>
    <meta:generator>LibreOffice/4.2.1.1$MacOSX_X86_64 LibreOffice_project/d7dbbd7842e6a58b0f521599204e827654e1fb8b</meta:generator>
    <meta:document-statistic meta:table-count="3" meta:cell-count="55" meta:object-count="0"/>
  </office:meta>
</office:document-meta>
</file>